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8.796cm" svg:height="1.905cm" svg:x="1.254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1.143cm" svg:x="1.508cm" svg:y="4.937cm">
          <text:p text:style-name="P1">Pos|Normal|TexCo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1.143cm" svg:x="8.493cm" svg:y="4.937cm">
          <text:p text:style-name="P1">Pos|Normal|TexCoord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15.351cm" svg:y="5.191cm">
          <draw:text-box>
            <text:p>...</text:p>
          </draw:text-box>
        </draw:frame>
        <draw:frame draw:style-name="gr3" draw:text-style-name="P2" draw:layer="layout" svg:width="1.878cm" svg:height="0.962cm" svg:x="9.001cm" svg:y="3.159cm">
          <draw:text-box>
            <text:p text:style-name="P2"><text:span text:style-name="T1">AOS</text:span></text:p>
          </draw:text-box>
        </draw:frame>
        <draw:frame draw:style-name="gr3" draw:text-style-name="P2" draw:layer="layout" svg:width="1.878cm" svg:height="0.962cm" svg:x="9.028cm" svg:y="8.547cm">
          <draw:text-box>
            <text:p text:style-name="P2"><text:span text:style-name="T1">SOA</text:span></text:p>
          </draw:text-box>
        </draw:frame>
        <draw:custom-shape draw:style-name="gr1" draw:text-style-name="P1" draw:layer="layout" svg:width="18.796cm" svg:height="1.905cm" svg:x="1.381cm" svg:y="10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96cm" svg:height="1.905cm" svg:x="1.381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96cm" svg:height="1.905cm" svg:x="1.381cm" svg:y="15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1cm" svg:height="1.143cm" svg:x="1.635cm" svg:y="10.398cm">
          <text:p text:style-name="P1">P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1cm" svg:height="1.143cm" svg:x="5.445cm" svg:y="10.398cm">
          <text:p text:style-name="P1">P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1cm" svg:height="1.143cm" svg:x="3.54cm" svg:y="10.398cm">
          <text:p text:style-name="P1">Pos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7.35cm" svg:y="10.652cm">
          <draw:text-box>
            <text:p>...</text:p>
          </draw:text-box>
        </draw:frame>
        <draw:custom-shape draw:style-name="gr2" draw:text-style-name="P1" draw:layer="layout" svg:width="2.413cm" svg:height="1.143cm" svg:x="1.635cm" svg:y="13.319cm">
          <text:p text:style-name="P1">Norm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143cm" svg:x="6.969cm" svg:y="13.319cm">
          <text:p text:style-name="P1">Norm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143cm" svg:x="4.302cm" svg:y="13.319cm">
          <text:p text:style-name="P1">Normal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11.522cm" svg:y="16.421cm">
          <draw:text-box>
            <text:p>...</text:p>
          </draw:text-box>
        </draw:frame>
        <draw:frame draw:style-name="gr3" draw:layer="layout" svg:width="1.035cm" svg:height="0.962cm" svg:x="9.617cm" svg:y="13.5cm">
          <draw:text-box>
            <text:p>...</text:p>
          </draw:text-box>
        </draw:frame>
        <draw:custom-shape draw:style-name="gr2" draw:text-style-name="P1" draw:layer="layout" svg:width="3.048cm" svg:height="1.143cm" svg:x="1.635cm" svg:y="16.24cm">
          <text:p text:style-name="P1">TexCo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143cm" svg:x="8.239cm" svg:y="16.24cm">
          <text:p text:style-name="P1">TexCo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143cm" svg:x="4.937cm" svg:y="16.24cm">
          <text:p text:style-name="P1">TexCoord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1-11-04T11:58:51</meta:creation-date>
    <dc:date>2011-11-04T12:09:04</dc:date>
    <dc:creator>Etay Meiri</dc:creator>
    <meta:editing-duration>PT10M15S</meta:editing-duration>
    <meta:editing-cycles>1</meta:editing-cycles>
    <meta:document-statistic meta:object-count="21"/>
    <meta:generator>LibreOffice/3.4$Unix LibreOffice_project/340m1$Build-302</meta:generator>
  </office:meta>
</office:document-meta>
</file>